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'DejaVu Sans Mono', monospace"/>
    <style:font-face style:name="Inconsolata" svg:font-family="Inconsolata, monospace"/>
    <style:font-face style:name="Lato" svg:font-family="Lato, 'Helvetica Neue', Arial, sans-serif"/>
    <style:font-face style:name="Monaco" svg:font-family="Monaco, Menlo, Consolas, 'courier new', monospace"/>
    <style:font-face style:name="Open Sans" svg:font-family="'Open Sans', 'DejaVu Sans', sans-serif"/>
    <style:font-face style:name="Roboto" svg:font-family="Roboto, sans-serif"/>
    <style:font-face style:name="Source Code Pro" svg:font-family="'Source Code Pro', monospace"/>
    <style:font-face style:name="arial" svg:font-family="arial"/>
    <style:font-face style:name="var font-family--heading" svg:font-family="'var font-family--heading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fo:background-color="#ffff00" style:font-weight-asian="bold" style:font-weight-complex="bold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ff3333" style:font-name="Verdana" fo:font-weight="bold" fo:background-color="#ffffff" style:font-weight-asian="bold" style:font-weight-complex="bold"/>
    </style:style>
    <style:style style:name="P4" style:family="paragraph" style:parent-style-name="Standard">
      <style:text-properties fo:color="#ff3333" fo:font-size="14pt"/>
    </style:style>
    <style:style style:name="P5" style:family="paragraph" style:parent-style-name="Standard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Text_20_body">
      <style:text-properties fo:font-variant="normal" fo:text-transform="none" style:font-name="var font-family--heading" fo:letter-spacing="normal" fo:font-style="normal"/>
    </style:style>
    <style:style style:name="P9" style:family="paragraph" style:parent-style-name="Text_20_body">
      <style:text-properties fo:font-variant="normal" fo:text-transform="none" fo:color="#ff3333" style:font-name="var font-family--heading" fo:letter-spacing="normal" fo:font-style="normal"/>
    </style:style>
    <style:style style:name="P10" style:family="paragraph" style:parent-style-name="Text_20_body">
      <style:text-properties fo:font-variant="normal" fo:text-transform="none" fo:letter-spacing="normal"/>
    </style:style>
    <style:style style:name="P11" style:family="paragraph" style:parent-style-name="Heading_20_3">
      <style:text-properties fo:font-variant="normal" fo:text-transform="none" fo:color="#ff3333" style:font-name="var font-family--heading" fo:letter-spacing="normal" fo:font-style="normal"/>
    </style:style>
    <style:style style:name="T1" style:family="text">
      <style:text-properties style:font-name="Verdana" fo:font-weight="bold" fo:background-color="#ffff00" style:font-weight-asian="bold" style:font-weight-complex="bold"/>
    </style:style>
    <style:style style:name="T2" style:family="text">
      <style:text-properties style:font-name="Verdana" fo:font-weight="bold" fo:background-color="#ffffff" style:font-weight-asian="bold" style:font-weight-complex="bold"/>
    </style:style>
    <style:style style:name="T3" style:family="text">
      <style:text-properties style:font-name="Verdana" fo:font-weight="normal" fo:background-color="transparent" style:font-size-asian="14pt" style:font-weight-asian="normal" style:font-size-complex="14pt" style:font-weight-complex="normal"/>
    </style:style>
    <style:style style:name="T4" style:family="text">
      <style:text-properties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5" style:family="text">
      <style:text-properties fo:color="#ff3333" style:font-name="Verdana" fo:font-weight="bold" fo:background-color="#ffffff" style:font-weight-asian="bold" style:font-weight-complex="bold"/>
    </style:style>
    <style:style style:name="T6" style:family="text">
      <style:text-properties fo:font-variant="normal" fo:text-transform="none" fo:color="#ffffff" style:font-name="Source Code Pro" fo:font-size="11.25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ffffff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9933" style:font-name="Source Code Pro" fo:font-size="14pt" fo:letter-spacing="normal" fo:font-style="normal" fo:font-weight="normal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7826" style:font-name="Source Code Pro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7826" style:font-name="Source Code Pro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7826" style:font-name="Verdana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7826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cc00" style:font-name="Droid Sans Mono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cc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cc00" style:font-name="Verdana" fo:font-size="12pt" fo:letter-spacing="normal" fo:font-style="normal" fo:background-color="transparent" style:font-size-asian="14pt" style:font-size-complex="14pt"/>
    </style:style>
    <style:style style:name="T17" style:family="text">
      <style:text-properties fo:font-variant="normal" fo:text-transform="none" fo:color="#00cc00" style:font-name="Verdana" fo:font-size="12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cc00" style:font-name="var font-family--heading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arial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fo:background-color="transparent" style:font-size-asian="14pt" style:font-size-complex="14pt"/>
    </style:style>
    <style:style style:name="T22" style:family="text">
      <style:text-properties fo:font-variant="normal" fo:text-transform="none" fo:color="#000000" style:font-name="arial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fo:font-size="12pt" fo:letter-spacing="normal" fo:font-style="normal" fo:background-color="transparent" style:font-size-asian="14pt" style:font-size-complex="14pt"/>
    </style:style>
    <style:style style:name="T25" style:family="text">
      <style:text-properties fo:font-variant="normal" fo:text-transform="none" fo:color="#000000" fo:font-size="12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37474f" style:font-name="Roboto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37474f" style:font-name="Roboto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style:font-name="Verdana" fo:font-size="12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style:font-name="Verdana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style:font-name="Droid Sans Mono" fo:font-size="12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T31" style:family="text">
      <style:text-properties fo:color="#009933" style:font-name="Verdana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ff0000" style:font-name="Verdana" fo:font-weight="normal" style:font-weight-asian="normal" style:font-weight-complex="normal"/>
    </style:style>
    <style:style style:name="T34" style:family="text">
      <style:text-properties fo:color="#007826" style:font-name="Verdana" fo:font-size="14pt" style:font-size-asian="14pt" style:font-size-complex="14pt"/>
    </style:style>
    <style:style style:name="T35" style:family="text">
      <style:text-properties fo:color="#007826" style:font-name="Verdana" fo:font-weight="normal" style:font-weight-asian="normal" style:font-weight-complex="normal"/>
    </style:style>
    <style:style style:name="T36" style:family="text">
      <style:text-properties fo:color="#007826" style:font-name="Verdana" fo:font-weight="normal" fo:background-color="#ffff00" style:font-weight-asian="normal" style:font-weight-complex="normal"/>
    </style:style>
    <style:style style:name="T37" style:family="text">
      <style:text-properties fo:color="#007826" style:font-name="Verdana" fo:font-weight="normal" fo:background-color="transparent" style:font-size-asian="14pt" style:font-weight-asian="normal" style:font-size-complex="14pt" style:font-weight-complex="normal"/>
    </style:style>
    <style:style style:name="T38" style:family="text">
      <style:text-properties fo:color="#00cc00" style:font-name="Verdana" fo:font-size="12pt" fo:font-weight="normal" fo:background-color="transparent" style:font-size-asian="14pt" style:font-weight-asian="normal" style:font-size-complex="14pt" style:font-weight-complex="normal"/>
    </style:style>
    <style:style style:name="T39" style:family="text">
      <style:text-properties fo:color="#00cc00" style:font-name="Verdana" fo:font-size="12pt" fo:font-style="normal" fo:font-weight="normal" fo:background-color="transparent" style:font-size-asian="14pt" style:font-weight-asian="normal" style:font-size-complex="14pt" style:font-weight-complex="normal"/>
    </style:style>
    <style:style style:name="T40" style:family="text">
      <style:text-properties fo:color="#00cc00" style:font-name="Inconsolata" fo:font-size="12pt" fo:font-weight="normal" fo:background-color="#f7f7f8" style:font-size-asian="14pt" style:font-weight-asian="normal" style:font-size-complex="14pt" style:font-weight-complex="normal"/>
    </style:style>
    <style:style style:name="T41" style:family="text">
      <style:text-properties fo:color="#00cc00" style:font-name="Inconsolata" fo:font-size="12pt" fo:font-style="normal" fo:font-weight="normal" fo:background-color="transparent" style:font-size-asian="14pt" style:font-weight-asian="normal" style:font-size-complex="14pt" style:font-weight-complex="normal"/>
    </style:style>
    <style:style style:name="T42" style:family="text">
      <style:text-properties fo:color="#37474f" style:font-name="Roboto" fo:font-size="14pt" fo:font-weight="normal" fo:background-color="transparent" style:font-size-asian="14pt" style:font-weight-asian="normal" style:font-size-complex="14pt" style:font-weight-complex="normal"/>
    </style:style>
    <style:style style:name="T43" style:family="text">
      <style:text-properties fo:color="#ffffff" fo:font-size="14pt" fo:font-weight="normal" fo:background-color="#000000" style:font-size-asian="14pt" style:font-weight-asian="normal" style:font-size-complex="14pt" style:font-weight-complex="normal"/>
    </style:style>
    <style:style style:name="T44" style:family="text">
      <style:text-properties fo:color="#02303a" style:font-name="Lato" fo:font-size="12pt" fo:font-weight="normal" fo:background-color="transparent" style:font-size-asian="14pt" style:font-weight-asian="normal" style:font-size-complex="14pt" style:font-weight-complex="normal"/>
    </style:style>
    <style:style style:name="T45" style:family="text">
      <style:text-properties fo:color="#02303a" style:font-name="Lato" fo:font-size="12pt" fo:font-style="italic" fo:font-weight="normal" fo:background-color="transparent" style:font-size-asian="14pt" style:font-weight-asian="normal" style:font-size-complex="14pt" style:font-weight-complex="normal"/>
    </style:style>
    <style:style style:name="T46" style:family="text">
      <style:text-properties fo:color="#02303a" style:font-name="Verdana" fo:font-size="12pt" fo:font-weight="normal" fo:background-color="transparent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Install and create Angular Project</text:span></text:p>
      <text:p text:style-name="P1"/>
      <text:p text:style-name="P3">1.Install angular library</text:p>
      <text:p text:style-name="Standard"><text:span text:style-name="T5">&gt;&gt;</text:span><text:span text:style-name="T2"> </text:span><text:span text:style-name="T8">npm install -g @angular/cli</text:span><text:span text:style-name="T31"> </text:span></text:p>
      <text:p text:style-name="P5">2.Create angular app</text:p>
      <text:p text:style-name="Standard"><text:span text:style-name="T32">&gt;&gt;</text:span><text:span text:style-name="T6">n</text:span><text:span text:style-name="T9">ng new my-dream-app</text:span><text:span text:style-name="T34"> </text:span></text:p>
      <text:p text:style-name="P5">3.Start angular Server</text:p>
      <text:p text:style-name="Standard"><text:span text:style-name="T32">&gt;&gt;</text:span><text:span text:style-name="T10">cd my-dream-ap</text:span><text:span text:style-name="T7">p</text:span><text:span text:style-name="T32"> </text:span></text:p>
      <text:p text:style-name="P7"><text:span text:style-name="T33"><text:s text:c="4"/></text:span><text:span text:style-name="T35"><text:s/></text:span><text:span text:style-name="T11">ng serve</text:span><text:span text:style-name="T35"> </text:span></text:p>
      <text:p text:style-name="P7"><text:span text:style-name="T35"/></text:p>
      <text:p text:style-name="P7"><text:span text:style-name="T35"><text:s text:c="35"/></text:span><text:span text:style-name="T36">Maven Command</text:span></text:p>
      <text:p text:style-name="P7"><text:span text:style-name="T36"/></text:p>
      <text:p text:style-name="P4"><text:span text:style-name="T3">1.</text:span><text:span text:style-name="T28">mvn clean </text:span></text:p>
      <text:p text:style-name="P6"><text:span text:style-name="T27">This command cleans the maven project by deleting the target directory. </text:span><text:span text:style-name="T13"> </text:span></text:p>
      <text:p text:style-name="P6"><text:span text:style-name="T13"/></text:p>
      <text:p text:style-name="P2"><text:span text:style-name="T29">2.</text:span><text:span text:style-name="T30">mvn clean install</text:span><text:span text:style-name="T29"> </text:span></text:p>
      <text:p text:style-name="Standard"><text:span text:style-name="T20">This maven command executes the clean build life cycle and the install build phase in the </text:span><text:span text:style-name="Source_20_Text"><text:span text:style-name="T23">default </text:span></text:span><text:span text:style-name="T20">build life cycle.</text:span><text:span text:style-name="T15"> </text:span></text:p>
      <text:p text:style-name="P2"><text:span text:style-name="T29">3.</text:span><text:bookmark text:name="2-mvn-compilercompile"/><text:span text:style-name="T29">mvn compiler:compile</text:span></text:p>
      <text:p text:style-name="Standard"><text:span text:style-name="T15">T</text:span><text:span text:style-name="T26">his command compiles the java source classes of the maven project.</text:span><text:span text:style-name="T15"> </text:span></text:p>
      <text:p text:style-name="P2"><text:span text:style-name="T29">4.</text:span><text:bookmark text:name="3-mvn-compilertestcompile"/><text:span text:style-name="T29">mvn compiler:testCompile</text:span></text:p>
      <text:p text:style-name="Standard"><text:span text:style-name="T15">T</text:span><text:span text:style-name="T26">his command compiles the test classes of the maven project</text:span><text:span text:style-name="T15"> </text:span></text:p>
      <text:p text:style-name="P2"><text:span text:style-name="T29">5.</text:span><text:bookmark text:name="4-mvn-package"/><text:span text:style-name="T29">mvn package</text:span></text:p>
      <text:p text:style-name="Standard"><text:span text:style-name="T26">This command builds the maven project and packages them into a JAR, WAR, etc.</text:span><text:span text:style-name="T15"> </text:span></text:p>
      <text:p text:style-name="P2"><text:span text:style-name="T29">6.mvn install</text:span></text:p>
      <text:p text:style-name="Standard"><text:span text:style-name="T26">This command builds the maven project and installs the project files (JAR, WAR, pom.xml, etc) to the local repository.</text:span><text:span text:style-name="T15"> </text:span></text:p>
      <text:h text:style-name="P11" text:outline-level="3"><text:bookmark text:name="7-mvn-validate"/><text:span text:style-name="T4">7.mvn validate</text:span></text:h>
      <text:p text:style-name="P8"><text:span text:style-name="T42">This command validates the maven project that everything is correct and all the necessary information is available.</text:span><text:span text:style-name="T38"> </text:span></text:p>
      <text:p text:style-name="P9"><text:span text:style-name="T4">8.</text:span><text:bookmark text:name="10-mvn-archetypegenerate"/><text:span text:style-name="T4">mvn archetype:generate</text:span></text:p>
      <text:p text:style-name="P8"><text:span text:style-name="T42">Maven archetypes is a maven project templating toolkit. We can use this command to generate a skeleton maven project of different types, such as JAR, web application, maven site, etc.</text:span><text:span text:style-name="T38"> </text:span></text:p>
      <text:p text:style-name="P9"><text:span text:style-name="T4">9.</text:span><text:bookmark text:name="12-mvn-test"/><text:span text:style-name="T4">mvn test</text:span></text:p>
      <text:p text:style-name="P8"><text:span text:style-name="T42">This command is used to run the test cases of the project using the </text:span><text:span text:style-name="Source_20_Text"><text:span text:style-name="T43">maven-surefire-plugin</text:span></text:span><text:span text:style-name="T42">.</text:span><text:span text:style-name="T38"> </text:span></text:p>
      <text:h text:style-name="P11" text:outline-level="3"><text:bookmark text:name="13-mvn-compile"/><text:soft-page-break/><text:span text:style-name="T4">10.mvn compile</text:span></text:h>
      <text:p text:style-name="P8"><text:span text:style-name="T42">It’s used to compile the source Java classes of the project.</text:span><text:span text:style-name="T38"> </text:span></text:p>
      <text:p text:style-name="P9"><text:span text:style-name="T4">11.</text:span><text:bookmark text:name="14-mvn-verify"/><text:span text:style-name="T4">mvn verify</text:span></text:p>
      <text:p text:style-name="P8"><text:span text:style-name="T42">This command build the project, runs all the test cases and run any checks on the results of the integration tests to ensure quality criteria are met.</text:span><text:span text:style-name="T38"> </text:span></text:p>
      <text:p text:style-name="P8"><text:span text:style-name="T38"/></text:p>
      <text:p text:style-name="P8"><text:span text:style-name="T38"><text:tab/><text:tab/><text:tab/><text:tab/><text:tab/>Gradle Command</text:span></text:p>
      <text:p text:style-name="P8"/>
      <text:p text:style-name="P8"><text:span text:style-name="T38">1.gradle build</text:span></text:p>
      <text:p text:style-name="P8"><text:span text:style-name="T44">It is common in Gradle builds for the </text:span><text:span text:style-name="Source_20_Text"><text:span text:style-name="T40">build</text:span></text:span><text:span text:style-name="T46"> </text:span><text:span text:style-name="T44">task to designate assembling all outputs and running all checks.</text:span><text:span text:style-name="T38"> </text:span></text:p>
      <text:p text:style-name="P8"><text:span text:style-name="T38">2.gradle run</text:span></text:p>
      <text:p text:style-name="P8"><text:span text:style-name="T44">It is common for applications to be run with the </text:span><text:span text:style-name="Source_20_Text"><text:span text:style-name="T40">run</text:span></text:span><text:span text:style-name="T46"> </text:span><text:span text:style-name="T44">task, which assembles the application and executes some script or binary.</text:span><text:span text:style-name="T38"> </text:span></text:p>
      <text:p text:style-name="P10"><text:span text:style-name="T39">3.</text:span><text:span text:style-name="T38"> </text:span><text:span text:style-name="T41">gradle check</text:span></text:p>
      <text:p text:style-name="P8"><text:span text:style-name="T44">It is common for </text:span><text:span text:style-name="Emphasis"><text:span text:style-name="T45">all</text:span></text:span><text:span text:style-name="T46"> </text:span><text:span text:style-name="T44">verification tasks, including tests and linting, to be executed using the </text:span><text:span text:style-name="Source_20_Text"><text:span text:style-name="T40">check</text:span></text:span><text:span text:style-name="T46"> </text:span><text:span text:style-name="T44">task.</text:span><text:span text:style-name="T38"> </text:span></text:p>
      <text:p text:style-name="P8"><text:span text:style-name="T38">4.gradle clean</text:span></text:p>
      <text:p text:style-name="P8"><text:span text:style-name="T44">You can delete the contents of the build directory using the </text:span><text:span text:style-name="Source_20_Text"><text:span text:style-name="T40">clean</text:span></text:span><text:span text:style-name="T46"> </text:span><text:span text:style-name="T44">task, though doing so will cause pre-computed outputs to be lost, causing significant additional build time for the subsequent task execution.</text:span><text:span text:style-name="T38"> </text:span></text:p>
      <text:p text:style-name="P8"><text:span text:style-name="T38">5.</text:span><text:bookmark text:name="code-block-11"/><text:span text:style-name="T38">./gradlew build</text:span></text:p>
      <text:p text:style-name="P8"><text:span text:style-name="T38">6.</text:span><text:bookmark text:name="code-block-15"/><text:span text:style-name="T38">./gradlew run</text:span></text:p>
      <text:p text:style-name="P8"><text:span text:style-name="T38"/></text:p>
      <text:p text:style-name="P8"><text:span text:style-name="T38"/></text:p>
      <text:p text:style-name="Standard"><text:span text:style-name="T15"/></text:p>
      <text:p text:style-name="Standard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'DejaVu Sans Mono', monospace"/>
    <style:font-face style:name="Inconsolata" svg:font-family="Inconsolata, monospace"/>
    <style:font-face style:name="Lato" svg:font-family="Lato, 'Helvetica Neue', Arial, sans-serif"/>
    <style:font-face style:name="Monaco" svg:font-family="Monaco, Menlo, Consolas, 'courier new', monospace"/>
    <style:font-face style:name="Open Sans" svg:font-family="'Open Sans', 'DejaVu Sans', sans-serif"/>
    <style:font-face style:name="Roboto" svg:font-family="Roboto, sans-serif"/>
    <style:font-face style:name="Source Code Pro" svg:font-family="'Source Code Pro', monospace"/>
    <style:font-face style:name="arial" svg:font-family="arial"/>
    <style:font-face style:name="var font-family--heading" svg:font-family="'var font-family--heading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8T20:54:17.62</meta:creation-date>
    <dc:date>2020-02-13T20:41:48.20</dc:date>
    <meta:editing-duration>PT29M49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2" meta:paragraph-count="42" meta:word-count="343" meta:character-count="2196"/>
  </office:meta>
</office:document-meta>
</file>